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20" style:family="table-cell" style:parent-style-name="Default">
      <style:table-cell-properties fo:background-color="#b3cac7" fo:border="0.74pt solid #000000"/>
    </style:style>
    <style:style style:name="ce9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10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3" style:family="table-cell" style:parent-style-name="Default">
      <style:table-cell-properties fo:background-color="#e8f2a1" fo:border="0.74pt solid #000000"/>
    </style:style>
    <style:style style:name="ce1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5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8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9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2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</style:style>
    <style:style style:name="ce23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26" style:family="table-cell" style:parent-style-name="Default" style:data-style-name="N99">
      <style:table-cell-properties fo:background-color="#b3cac7" fo:border="0.74pt solid #000000"/>
    </style:style>
    <style:style style:name="ce27" style:family="table-cell" style:parent-style-name="Default" style:data-style-name="N99">
      <style:table-cell-properties fo:background-color="#e8f2a1" fo:border="0.74pt solid #000000"/>
    </style:style>
    <style:style style:name="ce2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6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37" style:family="table-cell" style:parent-style-name="Default">
      <style:table-cell-properties fo:background-color="#ffa6a6" fo:border="0.74pt solid #000000"/>
    </style:style>
    <style:style style:name="ce38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41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42" style:family="table-cell" style:parent-style-name="Default">
      <style:table-cell-properties fo:background-color="#ffa6a6"/>
    </style:style>
    <style:style style:name="ce4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44" style:family="table-cell" style:parent-style-name="Default" style:data-style-name="N99">
      <style:table-cell-properties fo:background-color="#ffa6a6" fo:border="0.74pt solid #000000"/>
    </style:style>
    <style:style style:name="ce45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7bc6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29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s_TempoMode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19"/>
        <table:table-column table:style-name="co4" table:default-cell-style-name="ce19"/>
        <table:table-column table:style-name="co1" table:default-cell-style-name="ce29"/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1" table:default-cell-style-name="ce46"/>
        <table:table-row table:style-name="ro1">
          <table:table-cell table:style-name="ce7" office:value-type="string" calcext:value-type="string">
            <text:p>TIMER 0</text:p>
          </table:table-cell>
          <table:table-cell table:style-name="ce17" table:number-columns-repeated="4"/>
          <table:table-cell table:style-name="ce28"/>
          <table:table-cell/>
          <table:table-cell table:style-name="ce35" office:value-type="string" calcext:value-type="string">
            <text:p>TIMER 1</text:p>
          </table:table-cell>
          <table:table-cell table:style-name="ce41" table:number-columns-repeated="4"/>
          <table:table-cell table:style-name="ce45"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8"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formula="of:=+(256*[.B3])/([.B2]*1000000)" office:value-type="float" office:value="0.131072" calcext:value-type="float">
            <text:p>0.131072</text:p>
          </table:table-cell>
          <table:table-cell office:value-type="string" calcext:value-type="string">
            <text:p>Seg</text:p>
          </table:table-cell>
          <table:table-cell table:number-columns-repeated="4"/>
          <table:table-cell table:style-name="ce37" office:value-type="string" calcext:value-type="string">
            <text:p>Tmax</text:p>
          </table:table-cell>
          <table:table-cell table:style-name="ce37" table:formula="of:=+(65536*[.B3])/([.B2]*1000000)" office:value-type="float" office:value="33.554432" calcext:value-type="float">
            <text:p>33.554432</text:p>
          </table:table-cell>
          <table:table-cell table:style-name="ce37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max</text:p>
          </table:table-cell>
          <table:table-cell table:style-name="ce10" table:formula="of:=[.B5]*1000" office:value-type="float" office:value="131.072" calcext:value-type="float">
            <text:p>131.072</text:p>
          </table:table-cell>
          <table:table-cell table:style-name="ce10" office:value-type="string" calcext:value-type="string">
            <text:p>mSeg</text:p>
          </table:table-cell>
          <table:table-cell table:number-columns-repeated="4"/>
          <table:table-cell table:style-name="ce38" office:value-type="string" calcext:value-type="string">
            <text:p>Tmax</text:p>
          </table:table-cell>
          <table:table-cell table:style-name="ce38" table:formula="of:=[.I5]*1000" office:value-type="float" office:value="33554.432" calcext:value-type="float">
            <text:p>33554.432</text:p>
          </table:table-cell>
          <table:table-cell table:style-name="ce38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3" table:number-rows-spanned="1">
            <text:p>T deseado</text:p>
          </table:table-cell>
          <table:covered-table-cell table:number-columns-repeated="2"/>
          <table:table-cell/>
          <table:table-cell table:style-name="ce20" office:value-type="string" calcext:value-type="string">
            <text:p>T real</text:p>
          </table:table-cell>
          <table:table-cell table:number-columns-repeated="2"/>
          <table:table-cell table:style-name="ce39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37"/>
          <table:table-cell/>
          <table:table-cell table:style-name="ce37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g</text:p>
          </table:table-cell>
          <table:table-cell table:style-name="ce26" table:formula="of:=[.B9]&lt;=[.B6]" office:value-type="boolean" office:boolean-value="true" calcext:value-type="boolean">
            <text:p>VERDADERO</text:p>
          </table:table-cell>
          <table:table-cell table:style-name="ce20" table:formula="of:=(256-[.E11])*([.B3]/([.B2]*1000000))*1000" office:value-type="float" office:value="39.936" calcext:value-type="float">
            <text:p>39.936</text:p>
          </table:table-cell>
          <table:table-cell table:style-name="ce20" office:value-type="string" calcext:value-type="string">
            <text:p>mSeg</text:p>
          </table:table-cell>
          <table:table-cell/>
          <table:table-cell table:style-name="ce37" office:value-type="string" calcext:value-type="string">
            <text:p>T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string" calcext:value-type="string">
            <text:p>mSeg</text:p>
          </table:table-cell>
          <table:table-cell table:style-name="ce44" table:formula="of:=[.I9]&lt;=[.I6]" office:value-type="boolean" office:boolean-value="true" calcext:value-type="boolean">
            <text:p>VERDADERO</text:p>
          </table:table-cell>
          <table:table-cell table:style-name="ce37" table:formula="of:=(65536-[.L11])*([.B3]/([.B2]*1000000))*1000" office:value-type="float" office:value="249.856" calcext:value-type="float">
            <text:p>249.856</text:p>
          </table:table-cell>
          <table:table-cell table:style-name="ce37" office:value-type="string" calcext:value-type="string">
            <text:p>mSeg</text:p>
          </table:table-cell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“TCNT0”</text:p>
          </table:table-cell>
          <table:table-cell table:formula="of:=256-((([.B2]*1000000)*([.B9]/1000))/[.B3])" office:value-type="float" office:value="236.46875" calcext:value-type="float">
            <text:p>236.46875</text:p>
          </table:table-cell>
          <table:table-cell table:style-name="ce24"/>
          <table:table-cell table:style-name="ce20" office:value-type="string" calcext:value-type="string">
            <text:p>TCNT0</text:p>
          </table:table-cell>
          <table:table-cell table:style-name="ce20" office:value-type="float" office:value="178" calcext:value-type="float">
            <text:p>178</text:p>
          </table:table-cell>
          <table:table-cell table:style-name="ce30"/>
          <table:table-cell table:style-name="ce6"/>
          <table:table-cell table:style-name="ce37" office:value-type="string" calcext:value-type="string">
            <text:p>“TCNT1”</text:p>
          </table:table-cell>
          <table:table-cell table:style-name="ce37" table:formula="of:=65536-((([.B2]*1000000)*([.I9]/1000))/[.B3])" office:value-type="float" office:value="64559.4375" calcext:value-type="float">
            <text:p>64559.4375</text:p>
          </table:table-cell>
          <table:table-cell/>
          <table:table-cell table:style-name="ce37" office:value-type="string" calcext:value-type="string">
            <text:p>TCNT1</text:p>
          </table:table-cell>
          <table:table-cell table:style-name="ce37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37" office:value-type="string" calcext:value-type="string">
            <text:p>TCNT1</text:p>
          </table:table-cell>
          <table:table-cell table:style-name="ce37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2" office:value-type="string" calcext:value-type="string">
            <text:p>TIMER 2</text:p>
          </table:table-cell>
          <table:table-cell table:style-name="ce21" table:number-columns-repeated="4"/>
          <table:table-cell table:style-name="ce31"/>
          <table:table-cell table:number-columns-repeated="7"/>
        </table:table-row>
        <table:table-row table:style-name="ro1">
          <table:table-cell table:style-name="ce13" office:value-type="string" calcext:value-type="string">
            <text:p>Prescal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13"/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max</text:p>
          </table:table-cell>
          <table:table-cell table:style-name="ce13" table:formula="of:=+(256*[.B14])/([.B2]*1000000)" office:value-type="float" office:value="0.131072" calcext:value-type="float">
            <text:p>0.131072</text:p>
          </table:table-cell>
          <table:table-cell table:style-name="ce13" office:value-type="string" calcext:value-type="string">
            <text:p>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5" office:value-type="string" calcext:value-type="string">
            <text:p>Tmax</text:p>
          </table:table-cell>
          <table:table-cell table:style-name="ce15" table:formula="of:=[.B16]*1000" office:value-type="float" office:value="131.072" calcext:value-type="float">
            <text:p>131.072</text:p>
          </table:table-cell>
          <table:table-cell table:style-name="ce15" office:value-type="string" calcext:value-type="string">
            <text:p>m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3"/>
          <table:table-cell table:style-name="ce23"/>
          <table:table-cell table:style-name="ce13" office:value-type="string" calcext:value-type="string">
            <text:p>T real</text:p>
          </table:table-cell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mSeg</text:p>
          </table:table-cell>
          <table:table-cell table:style-name="ce27" table:formula="of:=[.B20]&lt;=[.B17]" office:value-type="boolean" office:boolean-value="true" calcext:value-type="boolean">
            <text:p>VERDADERO</text:p>
          </table:table-cell>
          <table:table-cell table:style-name="ce13" table:formula="of:=(256-[.E22])*([.B14]/([.B2]*1000000))*1000" office:value-type="float" office:value="99.84" calcext:value-type="float">
            <text:p>99.84</text:p>
          </table:table-cell>
          <table:table-cell table:style-name="ce13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“TCNT2”</text:p>
          </table:table-cell>
          <table:table-cell table:style-name="ce13" table:formula="of:=256-((([.B2]*1000000)*([.B20]/1000))/[.B14])" office:value-type="float" office:value="60.6875" calcext:value-type="float">
            <text:p>60.6875</text:p>
          </table:table-cell>
          <table:table-cell table:style-name="ce25"/>
          <table:table-cell table:style-name="ce13" office:value-type="string" calcext:value-type="string">
            <text:p>TCNT2</text:p>
          </table:table-cell>
          <table:table-cell table:style-name="ce13" office:value-type="float" office:value="61" calcext:value-type="float">
            <text:p>61</text:p>
          </table:table-cell>
          <table:table-cell table:style-name="ce33"/>
          <table:table-cell/>
          <table:table-cell table:style-name="ce40"/>
          <table:table-cell table:style-name="ce43" table:number-columns-repeated="4"/>
          <table:table-cell table:style-name="ce47"/>
        </table:table-row>
      </table:table>
      <table:table table:name="PW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Tamaño Timer</text:p>
          </table:table-cell>
          <table:covered-table-cell table:style-name="ce89"/>
          <table:covered-table-cell table:style-name="ce96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n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bits</text:p>
          </table:table-cell>
          <table:table-cell table:number-columns-repeated="4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Fosc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Prescaler</text:p>
          </table:table-cell>
          <table:table-cell table:style-name="ce91" office:value-type="float" office:value="8" calcext:value-type="float">
            <text:p>8</text:p>
          </table:table-cell>
          <table:table-cell table:style-name="ce82" office:value-type="string" calcext:value-type="string">
            <text:p>1,8,64,256,102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4" office:value-type="string" calcext:value-type="string" table:number-columns-spanned="3" table:number-rows-spanned="1">
            <text:p>Periodo deseado</text:p>
          </table:table-cell>
          <table:covered-table-cell table:style-name="ce89"/>
          <table:covered-table-cell table:style-name="ce96"/>
          <table:table-cell/>
          <table:table-cell table:style-name="ce88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T</text:p>
          </table:table-cell>
          <table:table-cell table:style-name="ce89" office:value-type="float" office:value="20" calcext:value-type="float">
            <text:p>20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</text:p>
          </table:table-cell>
          <table:table-cell table:style-name="ce92" office:value-type="float" office:value="50" calcext:value-type="float">
            <text:p>50.00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pwmMax</text:p>
          </table:table-cell>
          <table:table-cell table:style-name="ce92" table:formula="of:=([.C5]*1000000)/([.C6]*2^[.C3])" office:value-type="float" office:value="30.517578125" calcext:value-type="float">
            <text:p>30.52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1/[.C12]" office:value-type="float" office:value="0.032768" calcext:value-type="float">
            <text:p>0.033</text:p>
          </table:table-cell>
          <table:table-cell table:style-name="ce85"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[.C13]*1000" office:value-type="float" office:value="32.768" calcext:value-type="float">
            <text:p>32.768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OP</text:p>
          </table:table-cell>
          <table:table-cell table:style-name="ce94" table:formula="of:=((([.C10]/1000)*([.C5]*1000000))/[.C6])-1" office:value-type="float" office:value="39999" calcext:value-type="float">
            <text:p>39999</text:p>
          </table:table-cell>
          <table:table-cell table:style-name="ce85" office:value-type="string" calcext:value-type="string">
            <text:p>para T deseado</text:p>
          </table:table-cell>
          <table:table-cell/>
          <table:table-cell office:value-type="string" calcext:value-type="string">
            <text:p>TopPWM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</table:table-row>
        <table:table-row table:style-name="ro1">
          <table:table-cell/>
          <table:table-cell table:style-name="ce87" office:value-type="string" calcext:value-type="string">
            <text:p>Duty Cycle</text:p>
          </table:table-cell>
          <table:table-cell table:style-name="ce89" office:value-type="float" office:value="3.05175782" calcext:value-type="float">
            <text:p>3.05175782</text:p>
          </table:table-cell>
          <table:table-cell table:style-name="ce87" office:value-type="string" calcext:value-type="string">
            <text:p>%</text:p>
          </table:table-cell>
          <table:table-cell/>
          <table:table-cell table:style-name="ce87" office:value-type="string" calcext:value-type="string">
            <text:p>Duty Cycle</text:p>
          </table:table-cell>
          <table:table-cell table:style-name="ce97" office:value-type="float" office:value="6.1035156" calcext:value-type="float">
            <text:p>6.1035156</text:p>
          </table:table-cell>
          <table:table-cell table:style-name="ce87" office:value-type="string" calcext:value-type="string">
            <text:p>%</text:p>
          </table:table-cell>
        </table:table-row>
        <table:table-row table:style-name="ro1"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C18]*2^[.C3])/100)-1" office:value-type="float" office:value="1999.0000049152" calcext:value-type="float">
            <text:p>1999.0000049152</text:p>
          </table:table-cell>
          <table:table-cell table:style-name="ce87"/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G18]*2^[.C3])/100)-1" office:value-type="float" office:value="3998.999983616" calcext:value-type="float">
            <text:p>3998.999983616</text:p>
          </table:table-cell>
          <table:table-cell table:style-name="ce87"/>
        </table:table-row>
        <table:table-row table:style-name="ro1"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C18]/100)" office:value-type="float" office:value="1.0000000024576" calcext:value-type="float">
            <text:p>1.0000000024576</text:p>
          </table:table-cell>
          <table:table-cell table:style-name="ce87" office:value-type="string" calcext:value-type="string">
            <text:p>ms</text:p>
          </table:table-cell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G18]/100)" office:value-type="float" office:value="1.999999991808" calcext:value-type="float">
            <text:p>1.999999991808</text:p>
          </table:table-cell>
          <table:table-cell table:style-name="ce87" office:value-type="string" calcext:value-type="string">
            <text:p>m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3999" calcext:value-type="float">
            <text:p>399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 de Servo</text:p>
          </table:table-cell>
          <table:table-cell table:number-columns-repeated="3"/>
          <table:table-cell office:value-type="string" calcext:value-type="string">
            <text:p>Max de Servo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6:36:18.1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4-15T17:01:18.226000000</dc:date>
    <meta:editing-duration>PT4H31M1S</meta:editing-duration>
    <meta:editing-cycles>63</meta:editing-cycles>
    <meta:generator>LibreOffice/7.5.3.2$Windows_X86_64 LibreOffice_project/9f56dff12ba03b9acd7730a5a481eea045e468f3</meta:generator>
    <meta:document-statistic meta:table-count="2" meta:cell-count="118" meta:object-count="0"/>
  </office:meta>
</office:document-meta>
</file>